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style="normal" fo:font-weight="normal" officeooo:rsid="00413a2f" officeooo:paragraph-rsid="00413a2f" fo:background-color="#fffff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style="normal" fo:font-weight="normal" officeooo:rsid="004256aa" officeooo:paragraph-rsid="004256aa" fo:background-color="#fffff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style="normal" fo:font-weight="bold" officeooo:rsid="00413a2f" officeooo:paragraph-rsid="00413a2f" fo:background-color="#ffffff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4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style="normal" fo:font-weight="bold" officeooo:rsid="004256aa" officeooo:paragraph-rsid="004256aa" fo:background-color="#ffffff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5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style="normal" style:text-underline-style="none" fo:font-weight="normal" officeooo:rsid="0043db68" officeooo:paragraph-rsid="0043db68" fo:background-color="#fffff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style="normal" style:text-underline-style="none" fo:font-weight="normal" officeooo:rsid="00454280" officeooo:paragraph-rsid="00454280" fo:background-color="#fffff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style="normal" style:text-underline-style="none" fo:font-weight="bold" officeooo:rsid="0043db68" officeooo:paragraph-rsid="0043db68" fo:background-color="#ffffff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8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style="italic" fo:font-weight="normal" officeooo:rsid="004256aa" officeooo:paragraph-rsid="004256aa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9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style="italic" style:text-underline-style="none" fo:font-weight="normal" officeooo:rsid="00454280" officeooo:paragraph-rsid="00454280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3fb69" style:font-weight-asian="bold" style:font-weight-complex="bold"/>
    </style:style>
    <style:style style:name="T3" style:family="text">
      <style:text-properties officeooo:rsid="0043fb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derstanding Java Operators</text:p>
      <text:p text:style-name="P1">Vide table 2.1 in page 52 (98)</text:p>
      <text:p text:style-name="P1"/>
      <text:p text:style-name="P3">Working with Binary Arithmetic Operators</text:p>
      <text:p text:style-name="P4">Numeric Promotion</text:p>
      <text:p text:style-name="P2">In a arithmetic operation, java will promote the integral value to the larger data type;</text:p>
      <text:p text:style-name="P2">Arithmetic operations between <text:span text:style-name="T1">byte</text:span>, <text:span text:style-name="T1">short</text:span> and <text:span text:style-name="T1">char</text:span> are evaluated to <text:span text:style-name="T1">int</text:span>;</text:p>
      <text:p text:style-name="P2">A promotion is when a variable have its data type changed before the operation;</text:p>
      <text:p text:style-name="P2"><text:s/></text:p>
      <text:p text:style-name="P4">Logical Complement and Negation Operators</text:p>
      <text:p text:style-name="P2">+, -, ++, --, !</text:p>
      <text:p text:style-name="P2">- Negation cannot be applied to numbers;</text:p>
      <text:p text:style-name="P2">- (+) and (-) cannot be applied to boolean;</text:p>
      <text:p text:style-name="P2">- A single (-) changes the positivity of a number;</text:p>
      <text:p text:style-name="P2">Ex: </text:p>
      <text:p text:style-name="P8">int x = 10;</text:p>
      <text:p text:style-name="P8">x = -x; // -10</text:p>
      <text:p text:style-name="P8"/>
      <text:p text:style-name="P7">Increment and Decrement Operators</text:p>
      <text:p text:style-name="P5">--x/++x returns the new value <text:span text:style-name="T1">before</text:span> the operation;</text:p>
      <text:p text:style-name="P5">x--/x++ returns the new value <text:span text:style-name="T1">after</text:span> the operation <text:span text:style-name="T3">(not in the next line, in the next </text:span><text:span text:style-name="T2">operation</text:span><text:span text:style-name="T3">)</text:span>;</text:p>
      <text:p text:style-name="P6">Important:</text:p>
      <text:p text:style-name="P6">- An operation is an simple evaluation event;</text:p>
      <text:p text:style-name="P6">- When a variable is evaluated multiple times <text:span text:style-name="T1">in the same</text:span> operation, the first change are viewed for the second one, and so on. Ex:</text:p>
      <text:p text:style-name="P9">int x = 3;</text:p>
      <text:p text:style-name="P9">int y = ++x * 5 / x-- + --x;</text:p>
      <text:p text:style-name="P9">1º evaluation =&gt; int y = 4 * 5 / x-- + --x; // x assigned value of 4</text:p>
      <text:p text:style-name="P9">2º evaluation =&gt; int y = 4 * 5 / 4 + --x; // x assigned value of 3</text:p>
      <text:p text:style-name="P9"><text:soft-page-break/>3º evaluation =&gt; int y = 4 * 5 / 4 + 2; // x assigned value of 2</text:p>
      <text:p text:style-name="P6">x = 3, y = 7</text:p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21:16:49.695066818</meta:creation-date>
    <dc:date>2017-10-04T00:56:16.846879431</dc:date>
    <meta:editing-duration>PT4H13M41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249" meta:character-count="1187" meta:non-whitespace-character-count="969"/>
  </office:meta>
</office:document-meta>
</file>